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733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733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36cm" svg:height="4.314cm" svg:x="2.762cm" svg:y="2.6cm">
          <draw:text-box>
            <text:p text:style-name="P1"><text:span text:style-name="T1">Server:</text:span></text:p>
            <text:list text:style-name="L1">
              <text:list-item>
                <text:p text:style-name="P1"><text:span text:style-name="T2">Networking (Players connect and send</text:span><text:span text:style-name="T2"><text:line-break/></text:span><text:span text:style-name="T2">in their character's details and send</text:span><text:span text:style-name="T2"><text:line-break/></text:span><text:span text:style-name="T2">commands to the Server per turn) and the Server</text:span><text:span text:style-name="T2"><text:line-break/></text:span><text:span text:style-name="T2">sends a bitmap image and any chat text</text:span><text:span text:style-name="T2"><text:line-break/></text:span><text:span text:style-name="T2">received to all players.</text:span></text:p>
              </text:list-item>
              <text:list-item>
                <text:p text:style-name="P1"><text:span text:style-name="T2">The </text:span><text:span text:style-name="T3">Game World</text:span><text:span text:style-name="T2"> object for the game.</text:span></text:p>
              </text:list-item>
              <text:list-item>
                <text:p text:style-name="P1"><text:span text:style-name="T2">Server commands</text:span></text:p>
              </text:list-item>
            </text:list>
          </draw:text-box>
        </draw:frame>
        <draw:frame draw:style-name="gr1" draw:text-style-name="P2" draw:layer="layout" svg:width="10.898cm" svg:height="3.983cm" svg:x="2.402cm" svg:y="8.9cm">
          <draw:text-box>
            <text:p text:style-name="P1"><text:span text:style-name="T1">Game World:</text:span></text:p>
            <text:list text:style-name="L1">
              <text:list-item>
                <text:p text:style-name="P1"><text:span text:style-name="T2">A 2 dimensional array representing the current area.</text:span></text:p>
              </text:list-item>
              <text:list-item>
                <text:p text:style-name="P1"><text:span text:style-name="T2">The different types of terrain in the game</text:span></text:p>
              </text:list-item>
              <text:list-item>
                <text:p text:style-name="P1"><text:span text:style-name="T2">The player files</text:span></text:p>
              </text:list-item>
              <text:list-item>
                <text:p text:style-name="P1"><text:span text:style-name="T2">Saving and loading of areas</text:span></text:p>
              </text:list-item>
              <text:list-item>
                <text:p text:style-name="P1"><text:span text:style-name="T2">Editing of </text:span><text:span text:style-name="T3">Players</text:span></text:p>
              </text:list-item>
              <text:list-item>
                <text:p text:style-name="P1"><text:span text:style-name="T2">Handling of Client commands</text:span></text:p>
              </text:list-item>
            </text:list>
          </draw:text-box>
        </draw:frame>
        <draw:frame draw:style-name="gr2" draw:text-style-name="P2" draw:layer="layout" svg:width="5.26cm" svg:height="3.983cm" svg:x="5.402cm" svg:y="13.983cm">
          <draw:text-box>
            <text:p text:style-name="P1"><text:span text:style-name="T1"><text:s text:c="8"/></text:span><text:span text:style-name="T1">Player:</text:span></text:p>
            <text:list text:style-name="L1">
              <text:list-item>
                <text:p text:style-name="P1"><text:span text:style-name="T2">Stats</text:span></text:p>
              </text:list-item>
              <text:list-item>
                <text:p text:style-name="P1"><text:span text:style-name="T4">Equipment</text:span></text:p>
              </text:list-item>
              <text:list-item>
                <text:p text:style-name="P1"><text:span text:style-name="T4">Abilities</text:span></text:p>
              </text:list-item>
            </text:list>
          </draw:text-box>
        </draw:frame>
        <draw:frame draw:style-name="gr1" draw:text-style-name="P2" draw:layer="layout" svg:width="12.037cm" svg:height="3.983cm" svg:x="15.163cm" svg:y="2.717cm">
          <draw:text-box>
            <text:p text:style-name="P1"><text:span text:style-name="T1">Client:</text:span></text:p>
            <text:list text:style-name="L1">
              <text:list-item>
                <text:p text:style-name="P1"><text:span text:style-name="T2">Networking (Connecting to the </text:span><text:span text:style-name="T3">Server</text:span><text:span text:style-name="T2"> and receiving</text:span><text:span text:style-name="T2"><text:line-break/></text:span><text:span text:style-name="T2">messages/sending commands from/to the </text:span><text:span text:style-name="T3">Server.</text:span></text:p>
              </text:list-item>
              <text:list-item>
                <text:p text:style-name="P1"><text:span text:style-name="T2">Displaying a bitmap image that can be scrolled around on.</text:span></text:p>
              </text:list-item>
              <text:list-item>
                <text:p text:style-name="P1"><text:span text:style-name="T2">Sending chat text to the </text:span><text:span text:style-name="T3">Server</text:span></text:p>
              </text:list-item>
            </text:list>
          </draw:text-box>
        </draw:frame>
      </draw:page>
      <draw:page draw:name="page2" draw:style-name="dp1" draw:master-page-name="Default">
        <draw:frame draw:style-name="gr3" draw:layer="layout" svg:width="8.114cm" svg:height="0.963cm" svg:x="1.9cm" svg:y="1.137cm">
          <draw:text-box>
            <text:p>Server is Opened to clients</text:p>
          </draw:text-box>
        </draw:frame>
        <draw:frame draw:style-name="gr4" draw:text-style-name="P1" draw:layer="layout" svg:width="8.3cm" svg:height="1.675cm" svg:x="2cm" svg:y="5.8cm">
          <draw:text-box>
            <text:p text:style-name="P1">The dungeon master edits game world</text:p>
          </draw:text-box>
        </draw:frame>
        <draw:frame draw:style-name="gr3" draw:text-style-name="P1" draw:layer="layout" svg:width="7.356cm" svg:height="1.675cm" svg:x="2.3cm" svg:y="2.937cm">
          <draw:text-box>
            <text:p text:style-name="P1">Dungeon master + other<text:line-break/>Clients connects</text:p>
          </draw:text-box>
        </draw:frame>
        <draw:frame draw:style-name="gr3" draw:text-style-name="P1" draw:layer="layout" svg:width="9.155cm" svg:height="2.387cm" svg:x="1.4cm" svg:y="8.7cm">
          <draw:text-box>
            <text:p text:style-name="P1">Dice rolls to determine in<text:line-break/>what order players move. And<text:line-break/>send initial message to players</text:p>
          </draw:text-box>
        </draw:frame>
        <draw:frame draw:style-name="gr3" draw:text-style-name="P1" xml:id="id2" draw:id="id2" draw:layer="layout" svg:width="9.405cm" svg:height="0.963cm" svg:x="1.3cm" svg:y="12.437cm">
          <draw:text-box>
            <text:p text:style-name="P1">Receive commands from player</text:p>
          </draw:text-box>
        </draw:frame>
        <draw:frame draw:style-name="gr3" draw:text-style-name="P1" draw:layer="layout" svg:width="4.342cm" svg:height="0.963cm" svg:x="3.8cm" svg:y="18.8cm">
          <draw:text-box>
            <text:p text:style-name="P1">Server closes</text:p>
          </draw:text-box>
        </draw:frame>
        <draw:frame draw:style-name="gr3" draw:text-style-name="P1" draw:layer="layout" svg:width="9.257cm" svg:height="0.963cm" svg:x="1.343cm" svg:y="14.5cm">
          <draw:text-box>
            <text:p text:style-name="P1">Dungeon master can edit world</text:p>
          </draw:text-box>
        </draw:frame>
        <draw:line draw:style-name="gr5" draw:text-style-name="P1" draw:layer="layout" svg:x1="5.975cm" svg:y1="2.099cm" svg:x2="6cm" svg:y2="3cm">
          <text:p/>
        </draw:line>
        <draw:line draw:style-name="gr5" draw:text-style-name="P1" draw:layer="layout" svg:x1="6cm" svg:y1="4.6cm" svg:x2="6cm" svg:y2="5.8cm">
          <text:p/>
        </draw:line>
        <draw:line draw:style-name="gr5" draw:text-style-name="P1" draw:layer="layout" svg:x1="6cm" svg:y1="7.5cm" svg:x2="6cm" svg:y2="8.7cm">
          <text:p/>
        </draw:line>
        <draw:line draw:style-name="gr5" draw:text-style-name="P1" draw:layer="layout" svg:x1="6cm" svg:y1="11.1cm" svg:x2="6cm" svg:y2="12.4cm">
          <text:p/>
        </draw:line>
        <draw:line draw:style-name="gr5" draw:text-style-name="P1" draw:layer="layout" svg:x1="6cm" svg:y1="13.4cm" svg:x2="6cm" svg:y2="14.5cm">
          <text:p/>
        </draw:line>
        <draw:line draw:style-name="gr5" draw:text-style-name="P1" draw:layer="layout" svg:x1="6cm" svg:y1="17.5cm" svg:x2="6cm" svg:y2="18.8cm">
          <text:p/>
        </draw:line>
        <draw:connector draw:style-name="gr5" draw:text-style-name="P1" draw:layer="layout" draw:type="lines" draw:line-skew="0.447cm" svg:x1="10.252cm" svg:y1="17.018cm" svg:x2="10.705cm" svg:y2="12.918cm" draw:start-shape="id1" draw:start-glue-point="1" draw:end-shape="id2" draw:end-glue-point="1" svg:d="m10252 17018h948l6-4100h-501">
          <text:p/>
        </draw:connector>
        <draw:frame draw:style-name="gr3" draw:text-style-name="P1" draw:layer="layout" svg:width="8.253cm" svg:height="0.963cm" svg:x="18.947cm" svg:y="1.537cm">
          <draw:text-box>
            <text:p text:style-name="P1">Client Connects to a Server</text:p>
          </draw:text-box>
        </draw:frame>
        <draw:frame draw:style-name="gr3" draw:text-style-name="P1" xml:id="id4" draw:id="id4" draw:layer="layout" svg:width="9.028cm" svg:height="0.963cm" svg:x="18.6cm" svg:y="3.9cm">
          <draw:text-box>
            <text:p text:style-name="P1">Receive message from Server</text:p>
          </draw:text-box>
        </draw:frame>
        <draw:frame draw:style-name="gr3" draw:text-style-name="P1" xml:id="id3" draw:id="id3" draw:layer="layout" svg:width="8.008cm" svg:height="0.963cm" svg:x="19.392cm" svg:y="8.337cm">
          <draw:text-box>
            <text:p text:style-name="P1">Send a message to Server</text:p>
          </draw:text-box>
        </draw:frame>
        <draw:frame draw:style-name="gr3" draw:text-style-name="P1" draw:layer="layout" svg:width="5.049cm" svg:height="0.963cm" svg:x="20.851cm" svg:y="6.237cm">
          <draw:text-box>
            <text:p text:style-name="P1">GUI interactions</text:p>
          </draw:text-box>
        </draw:frame>
        <draw:frame draw:style-name="gr3" draw:text-style-name="P1" draw:layer="layout" svg:width="4.092cm" svg:height="0.963cm" svg:x="21.408cm" svg:y="10.4cm">
          <draw:text-box>
            <text:p text:style-name="P1">Client closes</text:p>
          </draw:text-box>
        </draw:frame>
        <draw:line draw:style-name="gr5" draw:text-style-name="P1" draw:layer="layout" svg:x1="23.2cm" svg:y1="2.5cm" svg:x2="23.2cm" svg:y2="4cm">
          <text:p/>
        </draw:line>
        <draw:line draw:style-name="gr5" draw:text-style-name="P1" draw:layer="layout" svg:x1="23.2cm" svg:y1="4.9cm" svg:x2="23.2cm" svg:y2="6.3cm">
          <text:p/>
        </draw:line>
        <draw:line draw:style-name="gr5" draw:text-style-name="P1" draw:layer="layout" svg:x1="23.2cm" svg:y1="7.2cm" svg:x2="23.2cm" svg:y2="8.3cm">
          <text:p/>
        </draw:line>
        <draw:line draw:style-name="gr5" draw:text-style-name="P1" draw:layer="layout" svg:x1="23.3cm" svg:y1="9.3cm" svg:x2="23.3cm" svg:y2="10.4cm">
          <text:p/>
        </draw:line>
        <draw:connector draw:style-name="gr5" draw:text-style-name="P1" draw:layer="layout" draw:type="lines" draw:line-skew="-0.991cm -0.199cm" svg:x1="19.392cm" svg:y1="8.818cm" svg:x2="18.6cm" svg:y2="4.381cm" draw:start-shape="id3" draw:start-glue-point="3" draw:end-shape="id4" draw:end-glue-point="3" svg:d="m19392 8818h-1492v-4437h700">
          <text:p/>
        </draw:connector>
        <draw:line draw:style-name="gr6" draw:text-style-name="P1" draw:layer="layout" svg:x1="18.9cm" svg:y1="2cm" svg:x2="9.7cm" svg:y2="3.8cm">
          <text:p/>
        </draw:line>
        <draw:frame draw:style-name="gr3" draw:text-style-name="P1" xml:id="id1" draw:id="id1" draw:layer="layout" svg:width="8.452cm" svg:height="0.963cm" svg:x="1.8cm" svg:y="16.537cm">
          <draw:text-box>
            <text:p text:style-name="P1">Send message to all players</text:p>
          </draw:text-box>
        </draw:frame>
        <draw:line draw:style-name="gr5" draw:text-style-name="P1" draw:layer="layout" svg:x1="6cm" svg:y1="15.5cm" svg:x2="6cm" svg:y2="16.6cm">
          <text:p/>
        </draw:line>
        <draw:line draw:style-name="gr6" draw:text-style-name="P1" draw:layer="layout" svg:x1="19.4cm" svg:y1="8.8cm" svg:x2="10.8cm" svg:y2="12.6cm">
          <text:p/>
        </draw:line>
        <draw:line draw:style-name="gr6" draw:text-style-name="P1" draw:layer="layout" svg:x1="10.2cm" svg:y1="16.8cm" svg:x2="18.6cm" svg:y2="4.8cm">
          <text:p/>
        </draw:line>
        <draw:line draw:style-name="gr6" draw:text-style-name="P1" draw:layer="layout" svg:x1="10.5cm" svg:y1="9.2cm" svg:x2="18.6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Bechaz</meta:initial-creator>
    <meta:creation-date>2014-06-18T21:25:26.97</meta:creation-date>
    <dc:date>2014-06-18T22:44:11.40</dc:date>
    <dc:creator>Daniel Bechaz</dc:creator>
    <meta:editing-duration>PT1H18M29S</meta:editing-duration>
    <meta:editing-cycles>17</meta:editing-cycles>
    <meta:generator>OpenOffice/4.0.0$Win32 OpenOffice.org_project/400m3$Build-9702</meta:generator>
    <meta:document-statistic meta:object-count="34"/>
  </office:meta>
</office:document-meta>
</file>